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236in"/>
    </style:style>
    <style:style style:name="Table1.B" style:family="table-column">
      <style:table-column-properties style:column-width="1.8243in"/>
    </style:style>
    <style:style style:name="Table1.C" style:family="table-column">
      <style:table-column-properties style:column-width="1.7792in"/>
    </style:style>
    <style:style style:name="Table1.D" style:family="table-column">
      <style:table-column-properties style:column-width="2.06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3194in"/>
    </style:style>
    <style:style style:name="Table2.B" style:family="table-column">
      <style:table-column-properties style:column-width="2.7785in"/>
    </style:style>
    <style:style style:name="Table2.C" style:family="table-column">
      <style:table-column-properties style:column-width="2.595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834in"/>
    </style:style>
    <style:style style:name="Table3.B" style:family="table-column">
      <style:table-column-properties style:column-width="1.5903in"/>
    </style:style>
    <style:style style:name="Table3.C" style:family="table-column">
      <style:table-column-properties style:column-width="1.2063in"/>
    </style:style>
    <style:style style:name="Table3.D" style:family="table-column">
      <style:table-column-properties style:column-width="3.062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start" style:justify-single-word="false"/>
      <style:text-properties fo:font-size="16pt" officeooo:rsid="000d0616" officeooo:paragraph-rsid="000d0616" style:font-size-asian="14pt" style:font-size-complex="16pt"/>
    </style:style>
    <style:style style:name="P2" style:family="paragraph" style:parent-style-name="Heading_20_3">
      <style:paragraph-properties fo:text-align="start" style:justify-single-word="false"/>
      <style:text-properties officeooo:rsid="000e99ce" officeooo:paragraph-rsid="000e99ce"/>
    </style:style>
    <style:style style:name="P3" style:family="paragraph" style:parent-style-name="Heading_20_3">
      <style:paragraph-properties fo:text-align="start" style:justify-single-word="false"/>
      <style:text-properties officeooo:paragraph-rsid="000e99ce"/>
    </style:style>
    <style:style style:name="P4" style:family="paragraph" style:parent-style-name="Heading_20_3">
      <style:text-properties officeooo:paragraph-rsid="000f2a0c"/>
    </style:style>
    <style:style style:name="P5" style:family="paragraph" style:parent-style-name="Standard">
      <style:paragraph-properties fo:text-align="center" style:justify-single-word="false"/>
      <style:text-properties fo:font-size="16pt" officeooo:rsid="000b22d2" officeooo:paragraph-rsid="000b22d2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d0616" officeooo:paragraph-rsid="000d0616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officeooo:rsid="000d0616" officeooo:paragraph-rsid="000d061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d0616" officeooo:paragraph-rsid="000d0616" style:font-size-asian="15pt" style:font-weight-asian="bold" style:font-size-complex="15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text-align="start" style:justify-single-word="false"/>
      <style:text-properties officeooo:paragraph-rsid="000d0616"/>
    </style:style>
    <style:style style:name="P11" style:family="paragraph" style:parent-style-name="Text_20_body">
      <style:paragraph-properties fo:text-align="start" style:justify-single-word="false"/>
      <style:text-properties officeooo:paragraph-rsid="000e99ce"/>
    </style:style>
    <style:style style:name="P12" style:family="paragraph" style:parent-style-name="Text_20_body">
      <style:paragraph-properties fo:text-align="start" style:justify-single-word="false"/>
      <style:text-properties officeooo:rsid="000d0616" officeooo:paragraph-rsid="000d0616"/>
    </style:style>
    <style:style style:name="P13" style:family="paragraph" style:parent-style-name="Text_20_body">
      <style:paragraph-properties fo:text-align="start" style:justify-single-word="false"/>
      <style:text-properties officeooo:rsid="000e99ce" officeooo:paragraph-rsid="000e99c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>
      <style:text-properties officeooo:rsid="000f2a0c" officeooo:paragraph-rsid="000f2a0c"/>
    </style:style>
    <style:style style:name="P22" style:family="paragraph" style:parent-style-name="Text_20_body">
      <style:text-properties officeooo:paragraph-rsid="000f2a0c"/>
    </style:style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>
      <style:paragraph-properties fo:text-align="start" style:justify-single-word="false"/>
      <style:text-properties fo:font-size="15pt" fo:font-weight="bold" officeooo:rsid="000e99ce" officeooo:paragraph-rsid="000e99ce" style:font-size-asian="15pt" style:font-weight-asian="bold" style:font-size-complex="15pt" style:font-weight-complex="bold"/>
    </style:style>
    <style:style style:name="P26" style:family="paragraph" style:parent-style-name="Text_20_body">
      <style:text-properties fo:font-size="15pt" fo:font-weight="bold" officeooo:rsid="000e99ce" officeooo:paragraph-rsid="000e99ce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size="15pt" fo:font-weight="bold" officeooo:rsid="000f2a0c" officeooo:paragraph-rsid="000f2a0c" style:font-size-asian="15pt" style:font-weight-asian="bold" style:font-size-complex="15pt" style:font-weight-complex="bold"/>
    </style:style>
    <style:style style:name="T1" style:family="text">
      <style:text-properties officeooo:rsid="000d061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0616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f2a0c" style:font-size-asian="12pt" style:font-weight-asian="normal" style:font-size-complex="12pt" style:font-weight-complex="normal"/>
    </style:style>
    <style:style style:name="T6" style:family="text">
      <style:text-properties officeooo:rsid="000e99ce"/>
    </style:style>
    <style:style style:name="T7" style:family="text">
      <style:text-properties officeooo:rsid="000f2a0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PROGRAMMING ASSIGNMENT-4</text:p>
      <text:p text:style-name="P5"/>
      <text:p text:style-name="P6">name: skandashree s phaneesh</text:p>
      <text:p text:style-name="P6">usn: eng24cy0193</text:p>
      <text:p text:style-name="P6">roll number: 64</text:p>
      <text:p text:style-name="P6"/>
      <text:p text:style-name="P8">1Q: A system has a file /etc/passwd. How would you use grep + tee to extract usernames and save them to a file while also displaying them on screen?</text:p>
      <text:p text:style-name="P7">Ans: Command:</text:p>
      <text:p text:style-name="P7">grep '.*' /etc/passwd | cut -d: -f1 | tee users.txt</text:p>
      <text:h text:style-name="P1" text:outline-level="3">Explanation</text:h>
      <text:list text:style-name="L1">
        <text:list-item>
          <text:p text:style-name="P9"><text:span text:style-name="Source_20_Text">/etc/passwd</text:span> → stores user account info in format <text:span text:style-name="Source_20_Text">username:x:UID:GID:...</text:span></text:p>
        </text:list-item>
        <text:list-item>
          <text:p text:style-name="P9"><text:span text:style-name="Source_20_Text">grep '.*' /etc/passwd</text:span> → simply passes all lines (not filtering here, but you could filter specific ones).</text:p>
        </text:list-item>
        <text:list-item>
          <text:p text:style-name="P9"><text:span text:style-name="Source_20_Text">cut -d: -f1</text:span> → cuts only the first field (the <text:span text:style-name="Strong_20_Emphasis">username</text:span> before the first colon <text:span text:style-name="Source_20_Text">:</text:span>).</text:p>
        </text:list-item>
        <text:list-item>
          <text:p text:style-name="P9"><text:span text:style-name="Source_20_Text">tee users.txt</text:span> → displays the usernames on screen <text:span text:style-name="Strong_20_Emphasis">and</text:span> saves them into <text:span text:style-name="Source_20_Text">users.txt</text:span>.</text:p>
        </text:list-item>
      </text:list>
      <text:p text:style-name="Text_20_body"><text:s/>After running, you’ll see all usernames printed on your terminal and also written into <text:span text:style-name="Source_20_Text">users.txt</text:span>.</text:p>
      <text:p text:style-name="P6"/>
      <text:p text:style-name="P8">2Q: A binary isn’t found in $PATH. How would you use commands (which, find, locate) to troubleshoot and fix the issue?</text:p>
      <text:p text:style-name="P6">Ans: <text:span text:style-name="T2">Check with which:</text:span></text:p>
      <text:p text:style-name="P7">which binaryname</text:p>
      <text:p text:style-name="P10"><text:span text:style-name="T3">If the binary is in one of the directories listed in </text:span><text:span text:style-name="Source_20_Text"><text:span text:style-name="T3">$PATH</text:span></text:span><text:span text:style-name="T3">, </text:span><text:span text:style-name="Source_20_Text"><text:span text:style-name="T3">which</text:span></text:span><text:span text:style-name="T3"> shows its full path.</text:span></text:p>
      <text:p text:style-name="P10">If nothing is returned → it’s not in <text:span text:style-name="Source_20_Text">$PATH</text:span>.</text:p>
      <text:p text:style-name="P12">Search using find:</text:p>
      <text:p text:style-name="P10">find / -type f -name "binaryname" 2&gt;/dev/null</text:p>
      <text:p text:style-name="P10">Scans the entire filesystem to locate the binary.</text:p>
      <text:p text:style-name="P10"><text:span text:style-name="Source_20_Text">2&gt;/dev/null</text:span> hides permission errors.</text:p>
      <text:p text:style-name="P12">Search using locate:</text:p>
      <text:p text:style-name="P12">locate binaryname</text:p>
      <text:p text:style-name="P10"><text:span text:style-name="T1">Uses a prebuilt database to quickly find files.</text:span></text:p>
      <text:p text:style-name="P10">If it’s outdated, update it first:</text:p>
      <text:p text:style-name="P12">sudo updatedb</text:p>
      <text:p text:style-name="P12">fix the issue:</text:p>
      <text:p text:style-name="P12"><text:soft-page-break/>Once you know where the binary is, add its directory to your <text:span text:style-name="Source_20_Text">$PATH</text:span>:</text:p>
      <text:p text:style-name="P12">export PATH=$PATH:/path/to/binary</text:p>
      <text:p text:style-name="P12">To make it permanent, add the above line to your <text:span text:style-name="Strong_20_Emphasis"><text:span text:style-name="Source_20_Text">~/.bashrc</text:span></text:span> or <text:span text:style-name="Strong_20_Emphasis"><text:span text:style-name="Source_20_Text">~/.zshrc</text:span></text:span> file, then reload it:</text:p>
      <text:p text:style-name="P10"><text:span text:style-name="T1">source ~/.bashrc</text:span></text:p>
      <text:p text:style-name="P10">This way, the system will find the binary automatically next tim<text:span text:style-name="T1">e.</text:span></text:p>
      <text:p text:style-name="P25">3Q: Write a command pipeline that finds all .log files modified in the last 24 hours in /var/log and saves results into log_report.txt.</text:p>
      <text:p text:style-name="P11"><text:span text:style-name="T6">Ans: this can be done </text:span>using the <text:span text:style-name="Strong_20_Emphasis"><text:span text:style-name="Source_20_Text">find</text:span></text:span> command with a pipeline:</text:p>
      <text:p text:style-name="P13">find /var/log -type f -name "*.log" -mtime -1 | tee log_report.txt</text:p>
      <text:h text:style-name="P2" text:outline-level="3">Explanation</text:h>
      <text:list text:style-name="L7">
        <text:list-item>
          <text:p text:style-name="P14"><text:span text:style-name="Source_20_Text">find /var/log</text:span> → start searching inside <text:span text:style-name="Source_20_Text">/var/log</text:span></text:p>
        </text:list-item>
        <text:list-item>
          <text:p text:style-name="P14"><text:span text:style-name="Source_20_Text">-type f</text:span> → only look for files</text:p>
        </text:list-item>
        <text:list-item>
          <text:p text:style-name="P14"><text:span text:style-name="Source_20_Text">-name "*.log"</text:span> → match files ending with <text:span text:style-name="Source_20_Text">.log</text:span></text:p>
        </text:list-item>
        <text:list-item>
          <text:p text:style-name="P14"><text:span text:style-name="Source_20_Text">-mtime -1</text:span> → modified in the last 24 hours</text:p>
        </text:list-item>
        <text:list-item>
          <text:p text:style-name="P14"><text:span text:style-name="Source_20_Text">| tee log_report.txt</text:span> → display results on screen and save them into <text:span text:style-name="Source_20_Text">log_report.txt</text:span></text:p>
        </text:list-item>
      </text:list>
      <text:p text:style-name="Text_20_body">After running, you’ll see the list of <text:span text:style-name="Source_20_Text">.log</text:span> files printed <text:span text:style-name="Strong_20_Emphasis">and</text:span> saved to the file.</text:p>
      <text:p text:style-name="P26">4Q: What is the difference between shutdown -r now and reboot?</text:p>
      <text:p text:style-name="P13">Ans: The differences are;</text:p>
      <text:h text:style-name="P2" text:outline-level="3"><text:span text:style-name="Strong_20_Emphasis"><text:span text:style-name="Source_20_Text">shutdown -r now</text:span></text:span></text:h>
      <text:list text:style-name="L8">
        <text:list-item>
          <text:p text:style-name="P15">Instructs the system to <text:span text:style-name="Strong_20_Emphasis">shutdown safely and then reboot immediately</text:span>.</text:p>
        </text:list-item>
        <text:list-item>
          <text:p text:style-name="P15">It <text:span text:style-name="Strong_20_Emphasis">notifies logged-in users</text:span>, stops services, and unmounts filesystems gracefully before restarting.</text:p>
        </text:list-item>
        <text:list-item>
          <text:p text:style-name="P15">Example:</text:p>
        </text:list-item>
      </text:list>
      <text:p text:style-name="P13">sudo shutdown -r now</text:p>
      <text:h text:style-name="P2" text:outline-level="3"><text:span text:style-name="Strong_20_Emphasis"><text:span text:style-name="Source_20_Text">reboot</text:span></text:span></text:h>
      <text:list text:style-name="L9">
        <text:list-item>
          <text:p text:style-name="P16">Directly triggers a <text:span text:style-name="Strong_20_Emphasis">system reboot</text:span>.</text:p>
        </text:list-item>
        <text:list-item>
          <text:p text:style-name="P16">Faster, but may skip some of the graceful shutdown steps (though on modern systems it usually does stop services properly).</text:p>
        </text:list-item>
        <text:list-item>
          <text:p text:style-name="P16">Example:</text:p>
        </text:list-item>
      </text:list>
      <text:p text:style-name="P13">sudo reboot</text:p>
      <text:p text:style-name="P25"><text:soft-page-break/>5Q: How can you use the tee command to debug a script that generates both standard output and error messages?</text:p>
      <text:p text:style-name="P13">Ans: command;</text:p>
      <text:p text:style-name="P13">./myscript.sh 2&gt;&amp;1 | tee debug.log</text:p>
      <text:h text:style-name="P2" text:outline-level="3">Explanation</text:h>
      <text:list text:style-name="L10">
        <text:list-item>
          <text:p text:style-name="P17"><text:span text:style-name="Source_20_Text">./myscript.sh</text:span> → runs your script.</text:p>
        </text:list-item>
        <text:list-item>
          <text:p text:style-name="P17"><text:span text:style-name="Source_20_Text">2&gt;&amp;1</text:span> → redirects file descriptor <text:span text:style-name="Strong_20_Emphasis">2 (stderr)</text:span> to <text:span text:style-name="Strong_20_Emphasis">1 (stdout)</text:span>, so both outputs are combined.</text:p>
        </text:list-item>
        <text:list-item>
          <text:p text:style-name="P17"><text:span text:style-name="Source_20_Text">| tee debug.log</text:span> → shows the output on the screen <text:span text:style-name="Strong_20_Emphasis">and</text:span> saves it to <text:span text:style-name="Source_20_Text">debug.log</text:span>.</text:p>
        </text:list-item>
      </text:list>
      <text:p text:style-name="Text_20_body">This way, you can watch the script run in real-time while also keeping a copy of everything (normal output + errors) for debugging later.</text:p>
      <text:p text:style-name="P25">6Q: Explain any three real-world applications of Linux in industries.</text:p>
      <text:p text:style-name="P11"><text:span text:style-name="T6">Ans: </text:span>Here are <text:span text:style-name="Strong_20_Emphasis">three real-world applications of Linux in industries</text:span>, explained clearly:</text:p>
      <text:h text:style-name="Heading_20_3" text:outline-level="3"><text:span text:style-name="Strong_20_Emphasis">1. Web Hosting and Cloud Services</text:span></text:h>
      <text:list text:style-name="L11">
        <text:list-item>
          <text:p text:style-name="P18"><text:span text:style-name="Strong_20_Emphasis">Use Case:</text:span> Linux is the backbone of most web servers and cloud platforms.</text:p>
        </text:list-item>
        <text:list-item>
          <text:p text:style-name="P18"><text:span text:style-name="Strong_20_Emphasis">Examples:</text:span> Apache, Nginx, AWS EC2 instances, Google Cloud, and IBM Cloud often run on Linux.</text:p>
        </text:list-item>
        <text:list-item>
          <text:p text:style-name="P18"><text:span text:style-name="Strong_20_Emphasis">Why Linux?</text:span></text:p>
          <text:list>
            <text:list-item>
              <text:p text:style-name="P18">Stability and reliability for 24/7 server operations.</text:p>
            </text:list-item>
            <text:list-item>
              <text:p text:style-name="P18">Open-source nature allows customization for performance and security.</text:p>
            </text:list-item>
            <text:list-item>
              <text:p text:style-name="P18">Cost-effective compared to proprietary systems.</text:p>
            </text:list-item>
          </text:list>
        </text:list-item>
        <text:list-item>
          <text:p text:style-name="P18"><text:span text:style-name="Strong_20_Emphasis">Industry Impact:</text:span> Companies like <text:span text:style-name="Strong_20_Emphasis">Facebook, Netflix, and Amazon</text:span> rely heavily on Linux servers to host their applications and services.</text:p>
        </text:list-item>
      </text:list>
      <text:h text:style-name="P3" text:outline-level="3"><text:span text:style-name="Strong_20_Emphasis"><text:span text:style-name="T6">2. Embedded Systems in Automotive and Electronics</text:span></text:span></text:h>
      <text:list text:style-name="L12">
        <text:list-item>
          <text:p text:style-name="P19"><text:span text:style-name="Strong_20_Emphasis">Use Case:</text:span> Linux is widely used in <text:span text:style-name="Strong_20_Emphasis">embedded systems</text:span> like car infotainment systems, smart TVs, routers, and IoT devices.</text:p>
        </text:list-item>
        <text:list-item>
          <text:p text:style-name="P19"><text:span text:style-name="Strong_20_Emphasis">Examples:</text:span></text:p>
          <text:list>
            <text:list-item>
              <text:p text:style-name="P19">Automotive: Tesla, BMW, and Toyota use Linux-based systems in their cars.</text:p>
            </text:list-item>
            <text:list-item>
              <text:p text:style-name="P19">Electronics: Android OS (based on Linux) powers smartphones and smart devices.</text:p>
            </text:list-item>
          </text:list>
        </text:list-item>
        <text:list-item>
          <text:p text:style-name="P19"><text:span text:style-name="Strong_20_Emphasis">Why Linux?</text:span></text:p>
          <text:list>
            <text:list-item>
              <text:p text:style-name="P19">Lightweight and flexible for specialized hardware.</text:p>
            </text:list-item>
            <text:list-item>
              <text:p text:style-name="P19">Open-source allows manufacturers to adapt it for specific functionalities.</text:p>
            </text:list-item>
            <text:list-item>
              <text:p text:style-name="P19">Strong support for hardware drivers and real-time performance.</text:p>
            </text:list-item>
          </text:list>
        </text:list-item>
      </text:list>
      <text:h text:style-name="Heading_20_3" text:outline-level="3"><text:soft-page-break/><text:span text:style-name="Strong_20_Emphasis">3. Financial Services and Banking</text:span></text:h>
      <text:list text:style-name="L13">
        <text:list-item>
          <text:p text:style-name="P20"><text:span text:style-name="Strong_20_Emphasis">Use Case:</text:span> Linux is extensively used in banking servers, trading systems, and financial applications.</text:p>
        </text:list-item>
        <text:list-item>
          <text:p text:style-name="P20"><text:span text:style-name="Strong_20_Emphasis">Examples:</text:span></text:p>
          <text:list>
            <text:list-item>
              <text:p text:style-name="P20">High-frequency trading platforms often run on Linux for low-latency execution.</text:p>
            </text:list-item>
            <text:list-item>
              <text:p text:style-name="P20">Banks use Linux for secure data processing, risk management, and online banking platforms.</text:p>
            </text:list-item>
          </text:list>
        </text:list-item>
        <text:list-item>
          <text:p text:style-name="P20"><text:span text:style-name="Strong_20_Emphasis">Why Linux?</text:span></text:p>
          <text:list>
            <text:list-item>
              <text:p text:style-name="P20">High stability and uptime, essential for financial operations.</text:p>
            </text:list-item>
            <text:list-item>
              <text:p text:style-name="P20">Advanced security features to protect sensitive data.</text:p>
            </text:list-item>
            <text:list-item>
              <text:p text:style-name="P20">Open-source flexibility allows custom solutions tailored to financial regulations.</text:p>
            </text:list-item>
          </text:list>
        </text:list-item>
      </text:list>
      <text:p text:style-name="Text_20_body"><text:span text:style-name="Strong_20_Emphasis">Summary:</text:span> Linux is favored in industries for its <text:span text:style-name="Strong_20_Emphasis">stability, security, and cost-effectiveness</text:span>, making it indispensable in <text:span text:style-name="Strong_20_Emphasis">web/cloud services, embedded electronics, and finance</text:span>.</text:p>
      <text:p text:style-name="P27">7Q: Differentiate application, system and utility software in the context of Linux environment.</text:p>
      <text:p text:style-name="P22"><text:span text:style-name="T7">Ans: The</text:span> differentiation of <text:span text:style-name="Strong_20_Emphasis">application, system, and utility software</text:span> in the context of the <text:span text:style-name="Strong_20_Emphasis">Linux environment</text:span>: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Type of Software</text:span></text:p>
            </table:table-cell>
            <table:table-cell table:style-name="Table1.A1" office:value-type="string">
              <text:p text:style-name="Table_20_Heading"><text:span text:style-name="Strong_20_Emphasis">Definition</text:span></text:p>
            </table:table-cell>
            <table:table-cell table:style-name="Table1.A1" office:value-type="string">
              <text:p text:style-name="Table_20_Heading"><text:span text:style-name="Strong_20_Emphasis">Purpose in Linux</text:span></text:p>
            </table:table-cell>
            <table:table-cell table:style-name="Table1.A1" office:value-type="string">
              <text:p text:style-name="Table_20_Heading"><text:span text:style-name="Strong_20_Emphasis">Examples in Linux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pplication Software</text:span></text:p>
          </table:table-cell>
          <table:table-cell table:style-name="Table1.A1" office:value-type="string">
            <text:p text:style-name="Table_20_Contents">Programs designed for end-users to perform specific tasks.</text:p>
          </table:table-cell>
          <table:table-cell table:style-name="Table1.A1" office:value-type="string">
            <text:p text:style-name="Table_20_Contents">Helps users accomplish tasks like document editing, web browsing, or media playback.</text:p>
          </table:table-cell>
          <table:table-cell table:style-name="Table1.A1" office:value-type="string">
            <text:p text:style-name="Table_20_Contents">LibreOffice (word processing), Firefox (web browsing), GIMP (image editing), VLC (media player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stem Software</text:span></text:p>
          </table:table-cell>
          <table:table-cell table:style-name="Table1.A1" office:value-type="string">
            <text:p text:style-name="Table_20_Contents">Software that manages and controls the hardware and provides a platform for running application software.</text:p>
          </table:table-cell>
          <table:table-cell table:style-name="Table1.A1" office:value-type="string">
            <text:p text:style-name="Table_20_Contents">Acts as the backbone of the Linux OS; it manages resources, hardware, and system operations.</text:p>
          </table:table-cell>
          <table:table-cell table:style-name="Table1.A1" office:value-type="string">
            <text:p text:style-name="Table_20_Contents">Linux kernel, GNOME/KDE desktop environments, systemd (init system), X Window Syste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tility Software</text:span></text:p>
          </table:table-cell>
          <table:table-cell table:style-name="Table1.A1" office:value-type="string">
            <text:p text:style-name="Table_20_Contents">Programs designed to maintain, optimize, or manage the computer system.</text:p>
          </table:table-cell>
          <table:table-cell table:style-name="Table1.A1" office:value-type="string">
            <text:p text:style-name="Table_20_Contents">Helps monitor, secure, or enhance the performance of the Linux system.</text:p>
          </table:table-cell>
          <table:table-cell table:style-name="Table1.A1" office:value-type="string">
            <text:p text:style-name="Table_20_Contents"><text:span text:style-name="Source_20_Text">fsck</text:span> (filesystem check), <text:span text:style-name="Source_20_Text">top</text:span> (process monitoring), <text:span text:style-name="Source_20_Text">tar</text:span> (file archiving), <text:span text:style-name="Source_20_Text">iptables</text:span> (firewall management)</text:p>
          </table:table-cell>
        </table:table-row>
      </table:table>
      <text:p text:style-name="P21"/>
      <text:p text:style-name="P27">8Q: What are the key differences between open-source and proprietary operating systems?</text:p>
      <text:p text:style-name="P22"><text:span text:style-name="T7">Ans: The </text:span>comparison of <text:span text:style-name="Strong_20_Emphasis">open-source vs proprietary operating systems</text:span>: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Table_20_Heading"><text:span text:style-name="Strong_20_Emphasis">Aspect</text:span></text:p>
            </table:table-cell>
            <table:table-cell table:style-name="Table2.A1" office:value-type="string">
              <text:p text:style-name="Table_20_Heading"><text:span text:style-name="Strong_20_Emphasis">Open-Source OS</text:span></text:p>
            </table:table-cell>
            <table:table-cell table:style-name="Table2.A1" office:value-type="string">
              <text:p text:style-name="Table_20_Heading"><text:span text:style-name="Strong_20_Emphasis">Proprietary O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Source Code Availability</text:span></text:p>
          </table:table-cell>
          <table:table-cell table:style-name="Table2.A1" office:value-type="string">
            <text:p text:style-name="Table_20_Contents">Source code is freely available; users can view, modify, and distribute it.</text:p>
          </table:table-cell>
          <table:table-cell table:style-name="Table2.A1" office:value-type="string">
            <text:p text:style-name="Table_20_Contents">Source code is closed; only the vendor can modify i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st</text:span></text:p>
          </table:table-cell>
          <table:table-cell table:style-name="Table2.A1" office:value-type="string">
            <text:p text:style-name="Table_20_Contents">Usually free (e.g., Linux distributions like Ubuntu, Fedora).</text:p>
          </table:table-cell>
          <table:table-cell table:style-name="Table2.A1" office:value-type="string">
            <text:p text:style-name="Table_20_Contents">Paid licenses are required (e.g., Windows, macO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ustomization</text:span></text:p>
          </table:table-cell>
          <table:table-cell table:style-name="Table2.A1" office:value-type="string">
            <text:p text:style-name="Table_20_Contents">Highly customizable; users and developers can tweak the OS for specific needs.</text:p>
          </table:table-cell>
          <table:table-cell table:style-name="Table2.A1" office:value-type="string">
            <text:p text:style-name="Table_20_Contents">Limited customization; users can only change what the vendor allow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upport</text:span></text:p>
          </table:table-cell>
          <table:table-cell table:style-name="Table2.A1" office:value-type="string">
            <text:p text:style-name="Table_20_Contents">Community-driven support; forums, online documentation, and community patches.</text:p>
          </table:table-cell>
          <table:table-cell table:style-name="Table2.A1" office:value-type="string">
            <text:p text:style-name="Table_20_Contents">Vendor-provided official support, sometimes with paid service plan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curity</text:span></text:p>
          </table:table-cell>
          <table:table-cell table:style-name="Table2.A1" office:value-type="string">
            <text:p text:style-name="Table_20_Contents">Often considered more secure due to transparency and community review. Patches may be faster.</text:p>
          </table:table-cell>
          <table:table-cell table:style-name="Table2.A1" office:value-type="string">
            <text:p text:style-name="Table_20_Contents">Security depends on vendor updates; vulnerabilities are fixed only through vendor releas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xamples</text:span></text:p>
          </table:table-cell>
          <table:table-cell table:style-name="Table2.A1" office:value-type="string">
            <text:p text:style-name="Table_20_Contents">Linux (Ubuntu, Fedora), FreeBSD, OpenSolaris</text:p>
          </table:table-cell>
          <table:table-cell table:style-name="Table2.A1" office:value-type="string">
            <text:p text:style-name="Table_20_Contents">Windows 11, macOS, IBM AIX</text:p>
          </table:table-cell>
        </table:table-row>
      </table:table>
      <text:p text:style-name="P21"/>
      <text:p text:style-name="P21"><text:span text:style-name="T10">9Q: Write the command to display the system’s kernel version</text:span>.</text:p>
      <text:p text:style-name="P22"><text:span text:style-name="T7">Ans: </text:span>n Linux, you can display the system’s <text:span text:style-name="Strong_20_Emphasis">kernel version</text:span> using several commands. The most common one is:</text:p>
      <text:p text:style-name="P22">uname -r</text:p>
      <text:h text:style-name="P4" text:outline-level="3"><text:span text:style-name="Strong_20_Emphasis">Explanation:</text:span></text:h>
      <text:list text:style-name="L14">
        <text:list-item>
          <text:p text:style-name="P23"><text:span text:style-name="Source_20_Text">uname</text:span> → Prints system information.</text:p>
        </text:list-item>
        <text:list-item>
          <text:p text:style-name="P23"><text:span text:style-name="Source_20_Text">-r</text:span> → Shows the <text:span text:style-name="Strong_20_Emphasis">kernel release version</text:span>.</text:p>
        </text:list-item>
      </text:list>
      <text:p text:style-name="Text_20_body"><text:span text:style-name="Strong_20_Emphasis">Other variants:</text:span></text:p>
      <text:list text:style-name="L15">
        <text:list-item>
          <text:p text:style-name="P24"><text:span text:style-name="Source_20_Text">uname -a</text:span> → Shows <text:span text:style-name="Strong_20_Emphasis">all system information</text:span>, including kernel version, hostname, OS, architecture, and more.</text:p>
        </text:list-item>
        <text:list-item>
          <text:p text:style-name="P24"><text:span text:style-name="Source_20_Text">cat /proc/version</text:span> → Displays detailed kernel version along with compiler info and build date.</text:p>
        </text:list-item>
      </text:list>
      <text:p text:style-name="Text_20_body">For example:</text:p>
      <text:p text:style-name="P22">$ uname -r</text:p>
      <text:p text:style-name="P22">6.5.0-1-amd64</text:p>
      <text:p text:style-name="P21">This shows the currently running kernel version.</text:p>
      <text:p text:style-name="P27">10Q: What is the difference between head and tail commands in text processing?</text:p>
      <text:p text:style-name="P22"><text:span text:style-name="T7">Ans: The </text:span>explanation of the difference between <text:span text:style-name="Strong_20_Emphasis"><text:span text:style-name="Source_20_Text">head</text:span></text:span> and <text:span text:style-name="Strong_20_Emphasis"><text:span text:style-name="Source_20_Text">tail</text:span></text:span> commands in Linux text processing: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ext:soft-page-break/>
          <table:table-row>
            <table:table-cell table:style-name="Table3.A1" office:value-type="string">
              <text:p text:style-name="Table_20_Heading"><text:span text:style-name="Strong_20_Emphasis">Command</text:span></text:p>
            </table:table-cell>
            <table:table-cell table:style-name="Table3.A1" office:value-type="string">
              <text:p text:style-name="Table_20_Heading"><text:span text:style-name="Strong_20_Emphasis">Purpose</text:span></text:p>
            </table:table-cell>
            <table:table-cell table:style-name="Table3.A1" office:value-type="string">
              <text:p text:style-name="Table_20_Heading"><text:span text:style-name="Strong_20_Emphasis">Default Behavior</text:span></text:p>
            </table:table-cell>
            <table:table-cell table:style-name="Table3.A1" office:value-type="string">
              <text:p text:style-name="Table_20_Heading"><text:span text:style-name="Strong_20_Emphasis">Common Options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Source_20_Text">head</text:span></text:span></text:p>
          </table:table-cell>
          <table:table-cell table:style-name="Table3.A1" office:value-type="string">
            <text:p text:style-name="Table_20_Contents">Displays the <text:span text:style-name="Strong_20_Emphasis">beginning (top)</text:span> part of a file or output.</text:p>
          </table:table-cell>
          <table:table-cell table:style-name="Table3.A1" office:value-type="string">
            <text:p text:style-name="Table_20_Contents">Shows the <text:span text:style-name="Strong_20_Emphasis">first 10 lines</text:span> by default.</text:p>
          </table:table-cell>
          <table:table-cell table:style-name="Table3.A1" office:value-type="string">
            <text:p text:style-name="Table_20_Contents"><text:span text:style-name="Source_20_Text">-n &lt;number&gt;</text:span> → display first <text:span text:style-name="Source_20_Text">&lt;number&gt;</text:span> lines, <text:span text:style-name="Source_20_Text">-c &lt;bytes&gt;</text:span> → display first <text:span text:style-name="Source_20_Text">&lt;number&gt;</text:span> byte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Source_20_Text">tail</text:span></text:span></text:p>
          </table:table-cell>
          <table:table-cell table:style-name="Table3.A1" office:value-type="string">
            <text:p text:style-name="Table_20_Contents">Displays the <text:span text:style-name="Strong_20_Emphasis">ending (bottom)</text:span> part of a file or output.</text:p>
          </table:table-cell>
          <table:table-cell table:style-name="Table3.A1" office:value-type="string">
            <text:p text:style-name="Table_20_Contents">Shows the <text:span text:style-name="Strong_20_Emphasis">last 10 lines</text:span> by default.</text:p>
          </table:table-cell>
          <table:table-cell table:style-name="Table3.A1" office:value-type="string">
            <text:p text:style-name="Table_20_Contents"><text:span text:style-name="Source_20_Text">-n &lt;number&gt;</text:span> → display last <text:span text:style-name="Source_20_Text">&lt;number&gt;</text:span> lines, <text:span text:style-name="Source_20_Text">-f</text:span> → continuously monitor a file for new lines (useful for logs).</text:p>
          </table:table-cell>
        </table:table-row>
      </table:table>
      <text:p text:style-name="P21"/>
      <text:h text:style-name="P4" text:outline-level="3"><text:span text:style-name="Strong_20_Emphasis"><text:span text:style-name="T7">Example Usage</text:span></text:span></text:h>
      <text:h text:style-name="P4" text:outline-level="3"><text:span text:style-name="T5">1.</text:span><text:span text:style-name="T4"> <text:s/>Display first 5 lines of a file</text:span>:</text:h>
      <text:p text:style-name="P21">head -n 5 filename.txt</text:p>
      <text:p text:style-name="P21">2. <text:s/>Display last 5 lines of a file:</text:p>
      <text:p text:style-name="P21">tail -n 5 filename.txt</text:p>
      <text:p text:style-name="P21">3. Monitor a log file in real time:</text:p>
      <text:p text:style-name="P21">tail -f /var/log/syslog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0:06:15.427077486</meta:creation-date>
    <dc:date>2025-09-27T20:57:31.146845961</dc:date>
    <meta:editing-duration>PT3M45S</meta:editing-duration>
    <meta:editing-cycles>1</meta:editing-cycles>
    <meta:document-statistic meta:table-count="3" meta:image-count="0" meta:object-count="0" meta:page-count="6" meta:paragraph-count="167" meta:word-count="1365" meta:character-count="8544" meta:non-whitespace-character-count="7388"/>
    <meta:generator>LibreOffice/24.2.7.2$Linux_X86_64 LibreOffice_project/420$Build-2</meta:generator>
  </office:meta>
</office:document-meta>
</file>